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7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5" style:family="table-cell" style:parent-style-name="Default" style:data-style-name="N57">
      <style:table-cell-properties style:vertical-align="middle"/>
    </style:style>
    <style:style style:name="ce16" style:family="table-cell" style:parent-style-name="Default" style:data-style-name="N57">
      <style:table-cell-properties fo:border="thin solid #000000" style:vertical-align="middle"/>
    </style:style>
    <style:style style:name="ce17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8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5" style:family="table-cell" style:parent-style-name="Default" style:data-style-name="N58">
      <style:table-cell-properties style:vertical-align="middle" style:cell-protect="none"/>
    </style:style>
    <style:style style:name="ce26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7" style:family="table-cell" style:parent-style-name="Default" style:data-style-name="N58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8" style:family="table-cell" style:parent-style-name="Default" style:data-style-name="N58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Default" style:data-style-name="N59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31" style:family="table-cell" style:parent-style-name="Default" style:data-style-name="N57">
      <style:table-cell-properties fo:border="thin solid #000000" style:vertical-align="middle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61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76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84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86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89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is-true-formula([.L4]&lt;=[.K4])" table:base-cell-address="Data_sheet.L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2" table:condition="of:is-true-formula([.D4]&gt;=[.E4])" table:base-cell-address="Data_sheet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()&gt;=0">
          <table:help-message table:display="true"/>
          <table:error-message table:display="true"/>
        </table:content-validation>
        <table:content-validation table:name="val5" table:condition="of:is-true-formula([.D4]&gt;=[.H4])" table:base-cell-address="Data_sheet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</table:content-validations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content-validation-name="val3" table:style-name="ce55">
            <text:p>Organisation name</text:p>
          </table:table-cell>
          <table:table-cell office:value-type="string" table:number-columns-spanned="1" table:number-rows-spanned="3" table:content-validation-name="val3" table:style-name="ce59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59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5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56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5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56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56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8">
            <text:p>Grand Total paybill/staffing (payroll and non-payroll) cost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130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55">
            <text:p>AO/AA</text:p>
          </table:table-cell>
          <table:covered-table-cell/>
          <table:table-cell office:value-type="string" table:number-columns-spanned="2" table:number-rows-spanned="1" table:style-name="ce55">
            <text:p>EO</text:p>
          </table:table-cell>
          <table:covered-table-cell/>
          <table:table-cell office:value-type="string" table:number-columns-spanned="2" table:number-rows-spanned="1" table:style-name="ce55">
            <text:p>SEO/HEO</text:p>
          </table:table-cell>
          <table:covered-table-cell/>
          <table:table-cell office:value-type="string" table:number-columns-spanned="2" table:number-rows-spanned="1" table:style-name="ce55">
            <text:p>Grade 6/7</text:p>
          </table:table-cell>
          <table:covered-table-cell/>
          <table:table-cell office:value-type="string" table:number-columns-spanned="2" table:number-rows-spanned="1" table:style-name="ce55">
            <text:p>SCS</text:p>
          </table:table-cell>
          <table:covered-table-cell/>
          <table:table-cell office:value-type="string" table:number-columns-spanned="2" table:number-rows-spanned="1" table:style-name="ce55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55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55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56">
            <text:p>Interim managers</text:p>
          </table:table-cell>
          <table:covered-table-cell/>
          <table:table-cell office:value-type="string" table:number-columns-spanned="2" table:number-rows-spanned="1" table:style-name="ce56">
            <text:p>Specialist Contractors</text:p>
          </table:table-cell>
          <table:covered-table-cell/>
          <table:table-cell office:value-type="string" table:number-columns-spanned="2" table:number-rows-spanned="1" table:style-name="ce56">
            <text:p>Consultants/consultancy</text:p>
          </table:table-cell>
          <table:covered-table-cell/>
          <table:table-cell office:value-type="string" table:number-columns-spanned="2" table:number-rows-spanned="1" table:style-name="ce55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55">
            <text:p>Salary</text:p>
          </table:table-cell>
          <table:table-cell office:value-type="string" table:number-columns-spanned="1" table:number-rows-spanned="2" table:style-name="ce55">
            <text:p>Allowances</text:p>
          </table:table-cell>
          <table:table-cell office:value-type="string" table:number-columns-spanned="1" table:number-rows-spanned="2" table:style-name="ce55">
            <text:p>Non-consolidated performance payments</text:p>
          </table:table-cell>
          <table:table-cell office:value-type="string" table:number-columns-spanned="1" table:number-rows-spanned="2" table:style-name="ce55">
            <text:p>Overtime</text:p>
          </table:table-cell>
          <table:table-cell office:value-type="string" table:number-columns-spanned="1" table:number-rows-spanned="2" table:style-name="ce55">
            <text:p>Employer pension contributions</text:p>
          </table:table-cell>
          <table:table-cell office:value-type="string" table:number-columns-spanned="1" table:number-rows-spanned="2" table:style-name="ce55">
            <text:p>Employer national insurance contributions</text:p>
          </table:table-cell>
          <table:table-cell office:value-type="string" table:number-columns-spanned="1" table:number-rows-spanned="2" table:style-name="ce55">
            <text:p>Total paybill for payroll staff</text:p>
          </table:table-cell>
          <table:table-cell office:value-type="string" table:number-columns-spanned="1" table:number-rows-spanned="2" table:style-name="ce55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55">
            <text:p>Total monthly cost of consultants/</text:p>
            <text:p>consultancy</text:p>
          </table:table-cell>
          <table:table-cell office:value-type="string" table:number-columns-spanned="1" table:number-rows-spanned="2" table:style-name="ce55">
            <text:p>Total non-payroll (CCL) staff costs</text:p>
          </table:table-cell>
          <table:covered-table-cell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130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content-validation-name="val3" table:style-name="ce23">
            <text:p>Headcount</text:p>
          </table:table-cell>
          <table:table-cell office:value-type="string" table:content-validation-name="val3" table:style-name="ce2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4">
          <table:table-cell office:value-type="string" table:style-name="ce13">
            <text:p>Department for International Development</text:p>
          </table:table-cell>
          <table:table-cell office:value-type="string" table:style-name="ce65">
            <text:p>Ministerial Department</text:p>
          </table:table-cell>
          <table:table-cell office:value-type="string" table:style-name="ce69">
            <text:p>Department for International Development</text:p>
          </table:table-cell>
          <table:table-cell office:value-type="float" office:value="90" table:content-validation-name="val5" table:style-name="ce70">
            <text:p>90</text:p>
          </table:table-cell>
          <table:table-cell office:value-type="float" office:value="88.06" table:style-name="ce25">
            <text:p>88.1</text:p>
          </table:table-cell>
          <table:table-cell office:value-type="float" office:value="273" table:style-name="ce73">
            <text:p>273</text:p>
          </table:table-cell>
          <table:table-cell office:value-type="float" office:value="263.82000000000011" table:style-name="ce25">
            <text:p>263.8</text:p>
          </table:table-cell>
          <table:table-cell office:value-type="float" office:value="775" table:content-validation-name="val5" table:style-name="ce74">
            <text:p>775</text:p>
          </table:table-cell>
          <table:table-cell office:value-type="float" office:value="759.14" table:style-name="ce25">
            <text:p>759.1</text:p>
          </table:table-cell>
          <table:table-cell office:value-type="float" office:value="1518" table:style-name="ce75">
            <text:p>1518</text:p>
          </table:table-cell>
          <table:table-cell office:value-type="float" office:value="1471.9099999999999" table:style-name="ce25">
            <text:p>1,471.9</text:p>
          </table:table-cell>
          <table:table-cell office:value-type="float" office:value="105" table:content-validation-name="val1" table:style-name="ce85">
            <text:p>105</text:p>
          </table:table-cell>
          <table:table-cell office:value-type="float" office:value="101.99000000000001" table:content-validation-name="val1" table:style-name="ce86">
            <text:p>102.0</text:p>
          </table:table-cell>
          <table:table-cell office:value-type="string" table:content-validation-name="val2" table:style-name="ce87">
            <text:p>NIL</text:p>
          </table:table-cell>
          <table:table-cell office:value-type="string" table:content-validation-name="val2" table:style-name="ce87">
            <text:p>NIL</text:p>
          </table:table-cell>
          <table:table-cell office:value-type="float" office:value="2761" table:content-validation-name="val3" table:style-name="ce6">
            <text:p>2,761</text:p>
          </table:table-cell>
          <table:table-cell office:value-type="float" office:value="2684.92" table:content-validation-name="val3" table:style-name="ce27">
            <text:p>2,684.9</text:p>
          </table:table-cell>
          <table:table-cell office:value-type="float" office:value="35" table:content-validation-name="val2" table:style-name="ce60">
            <text:p>35</text:p>
          </table:table-cell>
          <table:table-cell office:value-type="float" office:value="35" table:content-validation-name="val1" table:style-name="ce61">
            <text:p>35.0</text:p>
          </table:table-cell>
          <table:table-cell office:value-type="string" table:content-validation-name="val2" table:style-name="ce62">
            <text:p>NIL</text:p>
          </table:table-cell>
          <table:table-cell office:value-type="string" table:content-validation-name="val2" table:style-name="ce63">
            <text:p>NIL</text:p>
          </table:table-cell>
          <table:table-cell office:value-type="string" table:content-validation-name="val2" table:style-name="ce82">
            <text:p>NIL</text:p>
          </table:table-cell>
          <table:table-cell office:value-type="string" table:content-validation-name="val2" table:style-name="ce82">
            <text:p>NIL</text:p>
          </table:table-cell>
          <table:table-cell office:value-type="float" office:value="1" table:content-validation-name="val2" table:style-name="ce83">
            <text:p>1</text:p>
          </table:table-cell>
          <table:table-cell office:value-type="float" office:value="1" table:content-validation-name="val2" table:style-name="ce84">
            <text:p>1.0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30">
            <text:p>36.0</text:p>
          </table:table-cell>
          <table:table-cell office:value-type="float" office:value="2797" table:content-validation-name="val3" table:style-name="ce8">
            <text:p>2,797</text:p>
          </table:table-cell>
          <table:table-cell office:value-type="float" office:value="2720.92" table:content-validation-name="val3" table:style-name="ce28">
            <text:p>2,720.9</text:p>
          </table:table-cell>
          <table:table-cell office:value-type="currency" office:value="10820899.35" table:content-validation-name="val4" table:style-name="ce16">
            <text:p>£10,820,899.35</text:p>
          </table:table-cell>
          <table:table-cell office:value-type="string" table:content-validation-name="val2" table:style-name="ce31">
            <text:p>NIL</text:p>
          </table:table-cell>
          <table:table-cell office:value-type="currency" office:value="500" table:content-validation-name="val4" table:style-name="ce9">
            <text:p>£500.00</text:p>
          </table:table-cell>
          <table:table-cell office:value-type="currency" office:value="79104.58" table:content-validation-name="val4" table:style-name="ce16">
            <text:p>£79,104.58</text:p>
          </table:table-cell>
          <table:table-cell office:value-type="currency" office:value="2253327.2400000002" table:content-validation-name="val4" table:style-name="ce16">
            <text:p>£2,253,327.24</text:p>
          </table:table-cell>
          <table:table-cell office:value-type="currency" office:value="1012168.52" table:content-validation-name="val4" table:style-name="ce15">
            <text:p>£1,012,168.52</text:p>
          </table:table-cell>
          <table:table-cell office:value-type="currency" office:value="14165999.689999999" table:style-name="ce10">
            <text:p>£14,165,999.69</text:p>
          </table:table-cell>
          <table:table-cell office:value-type="currency" office:value="199129.85000000027" table:content-validation-name="val4" table:style-name="ce76">
            <text:p>£199,129.85</text:p>
          </table:table-cell>
          <table:table-cell office:value-type="currency" office:value="17256" table:content-validation-name="val2" table:style-name="ce16">
            <text:p>£17,256.00</text:p>
          </table:table-cell>
          <table:table-cell office:value-type="currency" office:value="216385.85000000027" table:style-name="ce11">
            <text:p>£216,385.85</text:p>
          </table:table-cell>
          <table:table-cell office:value-type="currency" office:value="14382385.539999999" table:style-name="ce12">
            <text:p>£14,382,385.54</text:p>
          </table:table-cell>
          <table:table-cell table:content-validation-name="val3" table:style-name="ce2"/>
          <table:table-cell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5">
          <table:table-cell office:value-type="string" table:style-name="ce4">
            <text:p>Independent Commission for Aid Impact</text:p>
          </table:table-cell>
          <table:table-cell office:value-type="string" table:style-name="ce64">
            <text:p>Executive Non-Departmental Public Body</text:p>
          </table:table-cell>
          <table:table-cell office:value-type="string" table:style-name="ce67">
            <text:p>Department for International Development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float" office:value="10" table:content-validation-name="val2" table:style-name="ce88">
            <text:p>10</text:p>
          </table:table-cell>
          <table:table-cell office:value-type="float" office:value="6" table:content-validation-name="val1" table:style-name="ce89">
            <text:p>6.0</text:p>
          </table:table-cell>
          <table:table-cell office:value-type="float" office:value="10" table:content-validation-name="val3" table:style-name="ce6">
            <text:p>10</text:p>
          </table:table-cell>
          <table:table-cell office:value-type="float" office:value="6" table:content-validation-name="val3" table:style-name="ce18">
            <text:p>6.00</text:p>
          </table:table-cell>
          <table:table-cell office:value-type="string" table:content-validation-name="val2" table:style-name="ce81">
            <text:p>NIL</text:p>
          </table:table-cell>
          <table:table-cell office:value-type="string" table:content-validation-name="val2" table:style-name="ce81">
            <text:p>NIL</text:p>
          </table:table-cell>
          <table:table-cell office:value-type="string" table:content-validation-name="val2" table:style-name="ce81">
            <text:p>NIL</text:p>
          </table:table-cell>
          <table:table-cell office:value-type="string" table:content-validation-name="val2" table:style-name="ce81">
            <text:p>NIL</text:p>
          </table:table-cell>
          <table:table-cell office:value-type="string" table:content-validation-name="val2" table:style-name="ce81">
            <text:p>NIL</text:p>
          </table:table-cell>
          <table:table-cell office:value-type="string" table:content-validation-name="val2" table:style-name="ce81">
            <text:p>NIL</text:p>
          </table:table-cell>
          <table:table-cell office:value-type="string" table:content-validation-name="val2" table:style-name="ce81">
            <text:p>NIL</text:p>
          </table:table-cell>
          <table:table-cell office:value-type="string" table:content-validation-name="val2" table:style-name="ce81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content-validation-name="val3" table:style-name="ce8">
            <text:p>10</text:p>
          </table:table-cell>
          <table:table-cell office:value-type="float" office:value="6" table:content-validation-name="val3" table:style-name="ce19">
            <text:p>6.00</text:p>
          </table:table-cell>
          <table:table-cell office:value-type="string" table:content-validation-name="val2" table:style-name="ce80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content-validation-name="val3" table:style-name="ce2"/>
          <table:table-cell table:style-name="ce20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5">
          <table:table-cell office:value-type="string" table:style-name="ce4">
            <text:p>Commonwealth Scholarship Commission</text:p>
          </table:table-cell>
          <table:table-cell office:value-type="string" table:style-name="ce66">
            <text:p>Executive Non-Departmental Public Body</text:p>
          </table:table-cell>
          <table:table-cell office:value-type="string" table:style-name="ce68">
            <text:p>Department for International Development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float" office:value="0" table:content-validation-name="val3" table:style-name="ce6">
            <text:p>0</text:p>
          </table:table-cell>
          <table:table-cell office:value-type="float" office:value="0" table:content-validation-name="val3" table:style-name="ce6">
            <text:p>0</text:p>
          </table:table-cell>
          <table:table-cell office:value-type="string" table:content-validation-name="val2" table:style-name="ce81">
            <text:p>NIL</text:p>
          </table:table-cell>
          <table:table-cell office:value-type="string" table:content-validation-name="val2" table:style-name="ce81">
            <text:p>NIL</text:p>
          </table:table-cell>
          <table:table-cell office:value-type="string" table:content-validation-name="val2" table:style-name="ce81">
            <text:p>NIL</text:p>
          </table:table-cell>
          <table:table-cell office:value-type="string" table:content-validation-name="val2" table:style-name="ce81">
            <text:p>NIL</text:p>
          </table:table-cell>
          <table:table-cell office:value-type="string" table:content-validation-name="val2" table:style-name="ce81">
            <text:p>NIL</text:p>
          </table:table-cell>
          <table:table-cell office:value-type="string" table:content-validation-name="val2" table:style-name="ce81">
            <text:p>NIL</text:p>
          </table:table-cell>
          <table:table-cell office:value-type="string" table:content-validation-name="val2" table:style-name="ce81">
            <text:p>NIL</text:p>
          </table:table-cell>
          <table:table-cell office:value-type="string" table:content-validation-name="val2" table:style-name="ce81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content-validation-name="val3" table:style-name="ce8">
            <text:p>0</text:p>
          </table:table-cell>
          <table:table-cell office:value-type="float" office:value="0" table:content-validation-name="val3" table:style-name="ce8">
            <text:p>0</text:p>
          </table:table-cell>
          <table:table-cell office:value-type="string" table:content-validation-name="val2" table:style-name="ce79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number-rows-repeated="1048570" table:style-name="ro6">
          <table:table-cell table:number-columns-repeated="40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7">
      <number:currency-symbol>£</number:currency-symbol>
      <number:number number:decimal-places="2" number:min-integer-digits="1" number:grouping="true"/>
    </number:currency-style>
    <number:number-style style:name="N58">
      <number:number number:decimal-places="1" number:min-integer-digits="1" number:grouping="true"/>
    </number:number-style>
    <number:number-style style:name="N59">
      <number:number number:decimal-places="1" number:min-integer-digits="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/>
    <dc:creator/>
    <meta:creation-date>2019-05-07T11:09:52Z</meta:creation-date>
    <dc:date>2019-05-07T11:26:52Z</dc:date>
  </office:meta>
</office:document-meta>
</file>